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 Nerd Font Mono" svg:font-family="'Hack Nerd Font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9.203cm" fo:margin-left="0.199cm" table:align="left"/>
    </style:style>
    <style:style style:name="Tabla1.A" style:family="table-column">
      <style:table-column-properties style:column-width="2.422cm"/>
    </style:style>
    <style:style style:name="Tabla1.B" style:family="table-column">
      <style:table-column-properties style:column-width="3.466cm"/>
    </style:style>
    <style:style style:name="Tabla1.C" style:family="table-column">
      <style:table-column-properties style:column-width="6.911cm"/>
    </style:style>
    <style:style style:name="Tabla1.D" style:family="table-column">
      <style:table-column-properties style:column-width="2.217cm"/>
    </style:style>
    <style:style style:name="Tabla1.E" style:family="table-column">
      <style:table-column-properties style:column-width="10.5cm"/>
    </style:style>
    <style:style style:name="Tabla1.F" style:family="table-column">
      <style:table-column-properties style:column-width="3.68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23" style:family="table-row">
      <style:table-row-properties style:min-row-height="0.826cm"/>
    </style:style>
    <style:style style:name="P1" style:family="paragraph" style:parent-style-name="Standard">
      <style:paragraph-properties fo:text-align="center" style:justify-single-word="false"/>
      <style:text-properties style:font-name="Hack Nerd Font Mono" fo:font-size="13pt" style:text-underline-style="solid" style:text-underline-width="auto" style:text-underline-color="font-color" fo:font-weight="bold" officeooo:rsid="0005305a" officeooo:paragraph-rsid="0005305a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ack Nerd Font Mono" fo:font-size="13pt" style:text-underline-style="solid" style:text-underline-width="auto" style:text-underline-color="font-color" fo:font-weight="bold" officeooo:rsid="0005305a" officeooo:paragraph-rsid="0005305a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Hack Nerd Font Mono" fo:font-size="13pt" fo:font-weight="bold" officeooo:rsid="0005a068" officeooo:paragraph-rsid="0005a068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Hack Nerd Font Mono" fo:font-size="13pt" fo:font-weight="bold" officeooo:rsid="0007419f" officeooo:paragraph-rsid="0007419f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officeooo:rsid="0005305a" officeooo:paragraph-rsid="0005305a" style:font-size-asian="13pt" style:font-size-complex="13pt"/>
    </style:style>
    <style:style style:name="T1" style:family="text">
      <style:text-properties style:font-name="Hack Nerd Font Mono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Hack Nerd Font Mono" style:text-underline-style="solid" style:text-underline-width="auto" style:text-underline-color="font-color" fo:font-weight="bold" officeooo:rsid="0005a068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INFORMÁTICA</text:span><text:span text:style-name="T1"> – RECURSOS –</text:span><text:span text:style-name="T2"> PRESTAMOS - TICS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FECHA</text:p>
          </table:table-cell>
          <table:table-cell table:style-name="Tabla1.A1" office:value-type="string">
            <text:p text:style-name="P4">HORA</text:p>
          </table:table-cell>
          <table:table-cell table:style-name="Tabla1.A1" office:value-type="string">
            <text:p text:style-name="P4">PERSONA</text:p>
          </table:table-cell>
          <table:table-cell table:style-name="Tabla1.A1" office:value-type="string">
            <text:p text:style-name="P4">CURSO</text:p>
          </table:table-cell>
          <table:table-cell table:style-name="Tabla1.A1" office:value-type="string">
            <text:p text:style-name="P4">RECURSO</text:p>
          </table:table-cell>
          <table:table-cell table:style-name="Tabla1.F1" office:value-type="string">
            <text:p text:style-name="P5">DEVOLVIÓ</text:p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F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 table:style-name="Tabla1.23"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 table:style-name="Tabla1.23"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  <table:table-row table:style-name="Tabla1.23"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F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 Nerd Font Mono" svg:font-family="'Hack Nerd Font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.319cm" fo:margin-right="0.319cm" fo:margin-bottom="0.31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4T10:17:30.735759156</meta:creation-date>
    <dc:date>2024-06-05T10:19:24.319810120</dc:date>
    <meta:editing-duration>PT23M51S</meta:editing-duration>
    <meta:editing-cycles>7</meta:editing-cycles>
    <meta:generator>LibreOffice/6.1.5.2$Linux_X86_64 LibreOffice_project/10$Build-2</meta:generator>
    <meta:document-statistic meta:table-count="1" meta:image-count="0" meta:object-count="0" meta:page-count="1" meta:paragraph-count="7" meta:word-count="11" meta:character-count="77" meta:non-whitespace-character-count="71"/>
  </office:meta>
</office:document-meta>
</file>